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88cm" fo:margin-left="0.056cm" table:align="left" style:writing-mode="lr-tb"/>
    </style:style>
    <style:style style:name="Tabela1.A" style:family="table-column">
      <style:table-column-properties style:column-width="2.485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="0cm" fo:border-left="0.018cm solid #808080" fo:border-right="none" fo:border-top="0.018cm solid #808080" fo:border-bottom="0.018cm solid #808080" style:writing-mode="lr-tb"/>
    </style:style>
    <style:style style:name="Tabela1.D1" style:family="table-cell">
      <style:table-cell-properties style:vertical-align="middle" fo:padding="0cm" fo:border="0.018cm solid #808080" style:writing-mode="lr-tb"/>
    </style:style>
    <style:style style:name="Tabela1.A2" style:family="table-cell">
      <style:table-cell-properties style:vertical-align="middle" fo:padding="0cm" fo:border-left="0.018cm solid #808080" fo:border-right="none" fo:border-top="none" fo:border-bottom="0.018cm solid #808080" style:writing-mode="lr-tb"/>
    </style:style>
    <style:style style:name="Tabela1.D2" style:family="table-cell">
      <style:table-cell-properties style:vertical-align="middle" fo:padding="0cm" fo:border-left="0.018cm solid #808080" fo:border-right="0.018cm solid #808080" fo:border-top="none" fo:border-bottom="0.018cm solid #80808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9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0" style:family="paragraph" style:parent-style-name="Standard">
      <style:paragraph-properties fo:margin-left="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.10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>
      <style:paragraph-properties fo:text-align="justify" style:justify-single-word="false"/>
      <style:text-properties fo:color="#000000"/>
    </style:style>
    <style:style style:name="P15" style:family="paragraph" style:parent-style-name="Text_20_body">
      <style:paragraph-properties fo:margin-top="0.494cm" fo:margin-bottom="0.494cm"/>
      <style:text-properties fo:color="#000000"/>
    </style:style>
    <style:style style:name="P16" style:family="paragraph" style:parent-style-name="Text_20_body">
      <style:paragraph-properties fo:margin-top="0.494cm" fo:margin-bottom="0.494cm" fo:text-align="justify" style:justify-single-word="false"/>
      <style:text-properties fo:color="#000000"/>
    </style:style>
    <style:style style:name="P17" style:family="paragraph" style:parent-style-name="Text_20_body">
      <style:paragraph-properties fo:margin-top="0cm" fo:margin-bottom="0cm"/>
      <style:text-properties fo:color="#000000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style:text-underline-style="solid" style:text-underline-width="auto" style:text-underline-color="font-color" style:font-name-complex="Arial"/>
    </style:style>
    <style:style style:name="P2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21" style:family="paragraph" style:parent-style-name="Text_20_body">
      <style:paragraph-properties fo:margin-left="1.834cm" fo:margin-right="0cm" fo:margin-top="0cm" fo:margin-bottom="0cm" fo:text-indent="1.199cm" style:auto-text-indent="false"/>
      <style:text-properties fo:color="#000000"/>
    </style:style>
    <style:style style:name="P22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23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</style:style>
    <style:style style:name="P24" style:family="paragraph" style:parent-style-name="Text_20_body">
      <style:paragraph-properties fo:margin-left="1.752cm" fo:margin-right="0cm" fo:margin-top="0cm" fo:margin-bottom="0cm" fo:text-indent="1.249cm" style:auto-text-indent="false"/>
      <style:text-properties fo:color="#000000"/>
    </style:style>
    <style:style style:name="P25" style:family="paragraph" style:parent-style-name="Text_20_body">
      <style:paragraph-properties fo:margin-left="1.752cm" fo:margin-right="0cm" fo:margin-top="0cm" fo:margin-bottom="0cm" fo:text-align="justify" style:justify-single-word="false" fo:text-indent="1.249cm" style:auto-text-indent="false"/>
      <style:text-properties fo:color="#000000"/>
    </style:style>
    <style:style style:name="P26" style:family="paragraph" style:parent-style-name="Standard" style:master-page-name="Standard">
      <style:paragraph-properties fo:text-align="end" style:justify-single-word="false" style:page-number="auto"/>
      <style:text-properties style:font-name="Tahoma" fo:font-size="14pt" fo:font-weight="bold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28" style:family="paragraph" style:parent-style-name="Text_20_body" style:list-style-name="WW8Num5">
      <style:paragraph-properties fo:margin-left="1.834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29" style:family="paragraph" style:parent-style-name="Text_20_body" style:list-style-name="WW8Num9">
      <style:paragraph-properties fo:margin-left="1.834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30" style:family="paragraph" style:parent-style-name="Text_20_body" style:list-style-name="WW8Num6">
      <style:paragraph-properties fo:margin-left="1.834cm" fo:margin-right="0cm" fo:margin-top="0cm" fo:margin-bottom="0cm" fo:text-indent="1.199cm" style:auto-text-indent="false"/>
      <style:text-properties fo:color="#000000"/>
    </style:style>
    <style:style style:name="P31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text-underline-style="solid" style:text-underline-width="auto" style:text-underline-color="font-color"/>
    </style:style>
    <style:style style:name="P32" style:family="paragraph" style:parent-style-name="Text_20_body">
      <style:paragraph-properties fo:margin-left="1.752cm" fo:margin-right="0cm" fo:margin-top="0cm" fo:margin-bottom="0cm" fo:text-align="justify" style:justify-single-word="false" fo:text-indent="1.249cm" style:auto-text-indent="false"/>
      <style:text-properties fo:color="#000000"/>
    </style:style>
    <style:style style:name="P33" style:family="paragraph" style:parent-style-name="Text_20_body" style:list-style-name="WW8Num10">
      <style:paragraph-properties fo:margin-left="1.752cm" fo:margin-right="0cm" fo:margin-top="0cm" fo:margin-bottom="0cm" fo:text-align="justify" style:justify-single-word="false" fo:text-indent="1.249cm" style:auto-text-indent="false"/>
      <style:text-properties fo:color="#000000"/>
    </style:style>
    <style:style style:name="P34" style:family="paragraph" style:parent-style-name="Text_20_body" style:list-style-name="WW8Num12">
      <style:paragraph-properties fo:margin-left="1.752cm" fo:margin-right="0cm" fo:margin-top="0cm" fo:margin-bottom="0cm" fo:text-align="justify" style:justify-single-word="false" fo:text-indent="1.249cm" style:auto-text-indent="false">
        <style:tab-stops/>
      </style:paragraph-properties>
      <style:text-properties fo:color="#000000"/>
    </style:style>
    <style:style style:name="P35" style:family="paragraph" style:parent-style-name="Text_20_body" style:list-style-name="WW8Num12">
      <style:paragraph-properties fo:margin-left="1.752cm" fo:margin-right="0cm" fo:margin-top="0cm" fo:margin-bottom="0cm" fo:text-align="justify" style:justify-single-word="false" fo:text-indent="1.249cm" style:auto-text-indent="false"/>
      <style:text-properties fo:color="#000000"/>
    </style:style>
    <style:style style:name="P36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">Food Delivery Web</text:p>
      <text:p text:style-name="P6">Especificação de Caso de Uso</text:p>
      <text:p text:style-name="P3"/>
      <text:p text:style-name="P5">Histórico de Revisões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 table:style-name="Tabela1.1">
          <table:table-cell table:style-name="Tabela1.A2" office:value-type="string">
            <text:p text:style-name="P8">14/10/09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10">Primeira versão do caso de uso Manter Estabelecimento</text:p>
          </table:table-cell>
          <table:table-cell table:style-name="Tabela1.D2" office:value-type="string">
            <text:p text:style-name="P11">Thaiz Cabral</text:p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Text_20_body"/>
      <text:p text:style-name="P12">Manter Estabelecimento</text:p>
      <text:h text:style-name="P36" text:outline-level="1">Breve Descrição</text:h>
      <text:p text:style-name="P16">Este caso de uso permite a inclusão, consulta e manutenção dos Estabelecimentos associados ao Food Delivery Web.</text:p>
      <text:h text:style-name="P36" text:outline-level="1">Referências </text:h>
      <text:p text:style-name="P15">Não há</text:p>
      <text:h text:style-name="P36" text:outline-level="1">Atores</text:h>
      <text:p text:style-name="P13">Administrador</text:p>
      <text:p text:style-name="P15">Gestor do Estabelecimento</text:p>
      <text:h text:style-name="P36" text:outline-level="1">Pré-condições</text:h>
      <text:p text:style-name="P16">O ator deve estar logado no sistema para que sejam verificadas as suas permissões de acesso (Administrador ou Gestor).</text:p>
      <text:h text:style-name="P36" text:outline-level="1">Fluxos de Eventos</text:h>
      <text:h text:style-name="Heading_20_2" text:outline-level="2">Fluxo Básico</text:h>
      <text:p text:style-name="P14">Este caso de uso começa quando o ator seleciona a opção Estabelecimentos no menu Administração:</text:p>
      <text:p text:style-name="P18">1. O sistema apresenta quatro opções: Inclusão de Estabelecimento, Exclusão de Estabelecimento, Edição de Estabelecimento e Consulta de Estabelecimento.</text:p>
      <text:p text:style-name="P17">2. O caso de uso se encerra.</text:p>
      <text:p text:style-name="Text_20_body"/>
      <text:h text:style-name="Heading_20_2" text:outline-level="2"><text:soft-page-break/>Fluxos Alternativos</text:h>
      <text:p text:style-name="P19">A1 – Inclusão de Estabelecimento</text:p>
      <text:p text:style-name="P15">No passo 1 do fluxo básico:</text:p>
      <text:p text:style-name="P21">1. O ator clica na opção Inclusão de Estabelecimento;</text:p>
      <text:p text:style-name="P23"><text:span text:style-name="T2">2.O sistema exibe o formulário com os campos: nome do estabelecimento, CNPJ, slogan, endereço, CEP, email, telefone fixo, responsável, celular do responsável, tempo de entrega, custo de entrega, formas de pagamento aceitas, </text:span>dias de funcionamento, horário de abertura e horário de encerramento para preenchimento;</text:p>
      <text:p text:style-name="P22">3. O ator informa os valores de cada campo;</text:p>
      <text:p text:style-name="P22">4. O ator clica em Gravar para salvar os dados;</text:p>
      <text:p text:style-name="P22">5. O sistema inclui os dados na base de dados e exibe a mensagem “Estabelecimento incluído com sucesso”.</text:p>
      <text:list xml:id="list38250629" text:style-name="WW8Num5">
        <text:list-item>
          <text:list>
            <text:list-item>
              <text:list>
                <text:list-item>
                  <text:p text:style-name="P28">O sistema retorna ao passo 1 do fluxo básico.</text:p>
                </text:list-item>
              </text:list>
            </text:list-item>
          </text:list>
        </text:list-item>
      </text:list>
      <text:p text:style-name="P31">A2 – Exclusão de Estabelecimento</text:p>
      <text:p text:style-name="P15">No passo 1 do fluxo básico:</text:p>
      <text:p text:style-name="P21">1. O ator clica na opção Exclusão de Estabelecimento;</text:p>
      <text:p text:style-name="P21">2. O sistema exibe tela de busca com os filtros: Nome do Estabelecimento, CNPJ e telefone fixo;</text:p>
      <text:p text:style-name="P21">3. O ator informa um ou mais filtros de busca;</text:p>
      <text:p text:style-name="P21">4. O ator clica em buscar;</text:p>
      <text:p text:style-name="P22">5. A lista com os resultados correspondentes é exibida com as colunas: Nome do Estabelecimento, CNPJ, telefone fixo e as opções Visualizar Detalhes e Excluir Estabelecimento;</text:p>
      <text:p text:style-name="P21">6. O ator clica na opção Excluir Estabelecimento;</text:p>
      <text:p text:style-name="P21">7. O sistema exibe a mensagem “Confirma a exclusão deste estabelecimento?” juntamente com as opções SIM e NÃO;</text:p>
      <text:p text:style-name="P21">8. O sistema exclui o estabelecimento e exibe a mensagem “Estabelecimento excluído com sucesso”.</text:p>
      <text:list xml:id="list38231371" text:style-name="WW8Num6">
        <text:list-item>
          <text:list>
            <text:list-item>
              <text:list>
                <text:list-item>
                  <text:p text:style-name="P30">O sistema retorna para o passo 2 do fluxo alternativo A2 – Exclusão de Estabelecimento.</text:p>
                </text:list-item>
              </text:list>
            </text:list-item>
          </text:list>
        </text:list-item>
      </text:list>
      <text:p text:style-name="P16"/>
      <text:p text:style-name="P31">A3 – Consulta de Estabelecimento</text:p>
      <text:p text:style-name="P15">No passo 1 do fluxo básico:</text:p>
      <text:p text:style-name="P21">1. O ator clica na opção Consulta de Estabelecimento;</text:p>
      <text:p text:style-name="P21">2. O sistema exibe tela de busca com os filtros: Nome do Estabelecimento, CNPJ e telefone fixo;</text:p>
      <text:p text:style-name="P21">3. O ator informa um ou mais filtros de busca;</text:p>
      <text:p text:style-name="P21">4. O ator clica em buscar;</text:p>
      <text:p text:style-name="P22">5. A lista com os resultados correspondentes é exibida com as colunas: Nome do Estabelecimento, CNPJ, telefone fixo e as opções Visualizar Detalhes e Excluir Estabelecimento;</text:p>
      <text:p text:style-name="P21">6. O ator clica na opção Consultar Estabelecimento;</text:p>
      <text:p text:style-name="P21">7. O sistema exibe o formulário referente ao estabelecimento com os dados preenchidos em modo somente leitura;</text:p>
      <text:p text:style-name="P21">8. O ator clica em Sair para sair do modo de consulta;</text:p>
      <text:list xml:id="list38240609" text:style-name="WW8Num9">
        <text:list-item>
          <text:list>
            <text:list-item>
              <text:list>
                <text:list-item>
                  <text:p text:style-name="P29"><text:soft-page-break/>O sistema retorna para o passo 2 do fluxo alternativo A2 – Consulta Estabelecimento.</text:p>
                </text:list-item>
              </text:list>
            </text:list-item>
          </text:list>
        </text:list-item>
      </text:list>
      <text:p text:style-name="P31">A4 – Edição de Estabelecimento</text:p>
      <text:p text:style-name="P15">No passo 1 do fluxo básico:</text:p>
      <text:p text:style-name="P24">1. O ator clica na opção Edição de Estabelecimento;</text:p>
      <text:p text:style-name="P24">2. O sistema exibe tela de busca com os filtros: Nome do Estabelecimento, CNPJ e telefone fixo;</text:p>
      <text:p text:style-name="P24">3. O ator informa um ou mais filtros de busca;</text:p>
      <text:p text:style-name="P24">4. O ator clica em buscar;</text:p>
      <text:p text:style-name="P25">5. A lista com os resultados correspondentes é exibida com as colunas: Nome do Estabelecimento, CNPJ, telefone fixo e as opções Visualizar Detalhes e Excluir Estabelecimento;</text:p>
      <text:p text:style-name="P24">6. O ator clica na opção Editar Estabelecimento;</text:p>
      <text:p text:style-name="P24">7. O sistema exibe o formulário referente ao estabelecimento com os dados preenchidos;</text:p>
      <text:p text:style-name="P24">8. O ator edita os campos que forem necessários;</text:p>
      <text:p text:style-name="P24">9. O ator clica em Gravar para salvar os dados;</text:p>
      <text:p text:style-name="P25">10. O sistema grava os dados na base de dados e exibe a mensagem “Estabelecimento editado com sucesso”.</text:p>
      <text:list xml:id="list38240570" text:style-name="WW8Num10">
        <text:list-item>
          <text:list>
            <text:list-item>
              <text:list>
                <text:list-item>
                  <text:p text:style-name="P33">O sistema retorna ao passo 1 do fluxo básico.</text:p>
                </text:list-item>
              </text:list>
            </text:list-item>
          </text:list>
        </text:list-item>
      </text:list>
      <text:p text:style-name="P25"/>
      <text:p text:style-name="P20">A5 – Visualizar Detalhes</text:p>
      <text:p text:style-name="P20"/>
      <text:p text:style-name="P25">No passo 5 dos fluxos alternativos A2, A3 e A4:</text:p>
      <text:p text:style-name="P25"/>
      <text:list xml:id="list38238685" text:style-name="WW8Num12">
        <text:list-item>
          <text:list>
            <text:list-item>
              <text:list>
                <text:list-item>
                  <text:list>
                    <text:list-item>
                      <text:p text:style-name="P34">O ator seleciona um estabelecimento na listagem e clica em Visualizar Detalhes;</text:p>
                    </text:list-item>
                    <text:list-item>
                      <text:p text:style-name="P34">O sistema exibe tela contendo os detalhes do estabelecimento: Nome completo, Endereço, Slogan, tempo de entrega, custo de entrega, formas de pagamento aceitas, dias de funcionamento e horário de abertura;</text:p>
                    </text:list-item>
                    <text:list-item>
                      <text:p text:style-name="P35">O ator clica em Retornar para Página Principal;</text:p>
                    </text:list-item>
                    <text:list-item>
                      <text:p text:style-name="P35">O sistema retorna ao passo 5 do fluxo alternativo A2, A3 ou A4.</text:p>
                    </text:list-item>
                  </text:list>
                </text:list-item>
              </text:list>
            </text:list-item>
          </text:list>
        </text:list-item>
      </text:list>
      <text:h text:style-name="P36" text:outline-level="1">Pontos de Extensão</text:h>
      <text:p text:style-name="Text_20_body">Não há. </text:p>
      <text:h text:style-name="P36" text:outline-level="1">Casos de Uso Incluídos</text:h>
      <text:h text:style-name="P36" text:outline-level="1">Pós-Condições</text:h>
      <text:h text:style-name="P36" text:outline-level="1">Outros Diagrama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style:line-height-at-least="0.176cm" fo:text-indent="1.199cm" style:auto-text-indent="false"/>
      <style:text-properties style:font-name="Tahoma" fo:font-size="10pt" style:font-size-asian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99cm" fo:margin-right="0cm" fo:margin-top="0.499cm" fo:margin-bottom="0.499cm" fo:text-indent="0.499cm" style:auto-text-indent="false" fo:keep-with-next="always"/>
      <style:text-properties style:font-name="Verdana" fo:font-size="11pt" fo:font-weight="bold" style:font-size-asian="11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style:font-size-asian="18pt" style:font-name-complex="Tahoma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fo:font-weight="bold" style:font-size-asian="18pt" style:font-weight-asian="bold" style:font-name-complex="Tahoma" style:font-weight-complex="bold"/>
    </style:style>
    <style:style style:name="Heading_20_6" style:display-name="Heading 6" style:family="paragraph" style:parent-style-name="Standard" style:next-style-name="Standard" style:list-style-name="WW8Num2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2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2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left="0cm" fo:margin-right="0cm" fo:margin-top="0.106cm" fo:margin-bottom="0.423cm" fo:text-indent="0.499cm" style:auto-text-indent="false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4">
      <style:paragraph-properties fo:orphans="2" fo:widows="2" fo:hyphenation-ladder-count="no-limit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3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Revision" style:family="paragraph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size="8pt" fo:language="pt" fo:country="BR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1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71cm" fo:margin-left="0cm" fo:margin-right="0cm" fo:margin-bottom="0.37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972cm" fo:margin-bottom="2.501cm" fo:margin-left="2.501cm" fo:margin-right="2.501cm" style:writing-mode="lr-tb" style:layout-grid-color="#c0c0c0" style:layout-grid-lines="50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-and-extension">UC3 - Manter Estabelecimento.odt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Thaiz</meta:initial-creator>
    <meta:creation-date>2009-10-15T15:30:00</meta:creation-date>
    <dc:creator>Thaiz Rondam</dc:creator>
    <dc:date>2009-10-17T18:13:54.68</dc:date>
    <meta:editing-cycles>4</meta:editing-cycles>
    <meta:editing-duration>PT00H14M37S</meta:editing-duration>
    <meta:generator>BrOffice.org/3.1$Win32 OpenOffice.org_project/310m19$Build-9420</meta:generator>
    <meta:document-statistic meta:table-count="1" meta:image-count="0" meta:object-count="0" meta:page-count="3" meta:paragraph-count="82" meta:word-count="762" meta:character-count="4489"/>
    <meta:user-defined meta:name="ReqProMenus" meta:value-type="boolean">false</meta:user-defined>
  </office:meta>
</office:document-meta>
</file>